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236cm" svg:height="4.541cm" draw:transform="rotate (-1.55264490257416) translate (7.2253294898115cm 7.7721327758746cm)" svg:viewBox="0 0 1237 4542" svg:d="M1235 4425c-47-197-267-1893-317-2466s-110-1415-106-1675c8-108-824-411-812-225 17 274 145 1288 201 1940 57 650 176 1970 243 2376 30 169 839 248 791 50z">
          <text:p/>
        </draw:path>
        <draw:path draw:style-name="gr1" draw:text-style-name="P1" draw:layer="layout" svg:width="0.903cm" svg:height="0.66cm" draw:transform="skewX (0.00122173047639605) rotate (-2.15652882376419) translate (7.5597069715421cm 7.928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1.114cm" svg:height="4.6cm" draw:transform="skewX (0.000872664625997169) rotate (-1.55247036964896) translate (7.2837909966946cm 2.015416851664cm)" svg:viewBox="0 0 1115 4601" svg:d="M1113 4475c-48-197-195-1259-246-1832s-70-2163-56-2270c11-107-814-542-811-301 3 239 83 1970 144 2666 60 696 115 1306 184 1711 29 169 834 224 785 26z">
          <text:p/>
        </draw:path>
        <draw:path draw:style-name="gr1" draw:text-style-name="P1" draw:layer="layout" svg:width="0.903cm" svg:height="0.661cm" draw:transform="rotate (-2.15757602131539) translate (3.4159911071037cm 2.54861510383229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7.7cm" svg:height="1.057cm" draw:transform="skewX (-0.000174532925199481) rotate (-2.10329628157837) translate (7.3432791392339cm 2.4609045989606cm)" svg:viewBox="0 0 7701 1058" svg:d="M33 652c340 30 3080 246 3971 322s3226 100 3589 73c131 4 174-645-53-655-273 13-2703 81-3654 9-951-71-3328-345-3687-401-122-20-265 640-166 652z">
          <text:p/>
        </draw:path>
        <draw:path draw:style-name="gr1" draw:text-style-name="P1" draw:layer="layout" svg:width="0.902cm" svg:height="0.66cm" draw:transform="skewX (0.00244346095279208) rotate (-2.15652882376419) translate (7.5478895804585cm 2.174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rotate (-2.15687788961459) translate (3.4016244787323cm 8.42996144179579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54:34.872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7"/>
  </office:meta>
</office:document-meta>
</file>